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rWork.getTimer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rWork.TimerWork( Long pid , String timer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merWork.get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rWor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